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05.4pt" svg:y="5.07pt">
            <loext:p draw:notify-on-update-of-ranges="Sheet1.A3:Sheet1.A9 Sheet1.B2:Sheet1.B2 Sheet1.B3:Sheet1.B9 Sheet1.C2:Sheet1.C2 Sheet1.C3:Sheet1.C9 Sheet1.D2:Sheet1.D2 Sheet1.D3:Sheet1.D9 Sheet1.E2:Sheet1.E2 Sheet1.E3:Sheet1.E9 Sheet1.F2:Sheet1.F2 Sheet1.F3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05.37pt" svg:y="280.66pt">
            <loext:p draw:notify-on-update-of-ranges="Sheet1.A16:Sheet1.A22 Sheet1.B15:Sheet1.B15 Sheet1.B16:Sheet1.B22 Sheet1.C15:Sheet1.C15 Sheet1.C16:Sheet1.C22 Sheet1.D15:Sheet1.D15 Sheet1.D16:Sheet1.D22 Sheet1.E15:Sheet1.E15 Sheet1.E16:Sheet1.E22 Sheet1.F15:Sheet1.F15 Sheet1.F16:Sheet1.F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6.93pt" svg:y="552.47pt">
            <loext:p draw:notify-on-update-of-ranges="Sheet1.A29:Sheet1.A35 Sheet1.B28:Sheet1.B28 Sheet1.B29:Sheet1.B35 Sheet1.C28:Sheet1.C28 Sheet1.C29:Sheet1.C35 Sheet1.D28:Sheet1.D28 Sheet1.D29:Sheet1.D35 Sheet1.E28:Sheet1.E28 Sheet1.E29:Sheet1.E35 Sheet1.F28:Sheet1.F28 Sheet1.F29:Sheet1.F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one_2</text:p>
          </table:table-cell>
          <table:table-cell office:value-type="string" calcext:value-type="string">
            <text:p>Drone_3</text:p>
          </table:table-cell>
          <table:table-cell office:value-type="string" calcext:value-type="string">
            <text:p>Drone_4</text:p>
          </table:table-cell>
          <table:table-cell office:value-type="string" calcext:value-type="string">
            <text:p>Obstacle</text:p>
          </table:table-cell>
          <table:table-cell office:value-type="string" calcext:value-type="string">
            <text:p>Waypoin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.0000000000072866" calcext:value-type="float">
            <text:p>7.2866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.016284" calcext:value-type="float">
            <text:p>0.016284</text:p>
          </table:table-cell>
          <table:table-cell office:value-type="float" office:value="0.000000000016194" calcext:value-type="float">
            <text:p>1.6194E-11</text:p>
          </table:table-cell>
          <table:table-cell office:value-type="float" office:value="0.95115" calcext:value-type="float">
            <text:p>0.95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.010502" calcext:value-type="float">
            <text:p>0.010502</text:p>
          </table:table-cell>
          <table:table-cell office:value-type="float" office:value="0.018644" calcext:value-type="float">
            <text:p>0.018644</text:p>
          </table:table-cell>
          <table:table-cell office:value-type="float" office:value="0.94985" calcext:value-type="float">
            <text:p>0.949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.0083213" calcext:value-type="float">
            <text:p>0.0083213</text:p>
          </table:table-cell>
          <table:table-cell office:value-type="float" office:value="0.12152" calcext:value-type="float">
            <text:p>0.12152</text:p>
          </table:table-cell>
          <table:table-cell office:value-type="float" office:value="0.85351" calcext:value-type="float">
            <text:p>0.85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073207" calcext:value-type="float">
            <text:p>0.073207</text:p>
          </table:table-cell>
          <table:table-cell office:value-type="float" office:value="0.19752" calcext:value-type="float">
            <text:p>0.19752</text:p>
          </table:table-cell>
          <table:table-cell office:value-type="float" office:value="0.58286" calcext:value-type="float">
            <text:p>0.582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.0374" calcext:value-type="float">
            <text:p>0.0374</text:p>
          </table:table-cell>
          <table:table-cell office:value-type="float" office:value="0.8504" calcext:value-type="float">
            <text:p>0.85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.0000000000021261" calcext:value-type="float">
            <text:p>2.1261E-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2 * d_pot_out_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one_2</text:p>
          </table:table-cell>
          <table:table-cell office:value-type="string" calcext:value-type="string">
            <text:p>Drone_3</text:p>
          </table:table-cell>
          <table:table-cell office:value-type="string" calcext:value-type="string">
            <text:p>Drone_4</text:p>
          </table:table-cell>
          <table:table-cell office:value-type="string" calcext:value-type="string">
            <text:p>Obstacle</text:p>
          </table:table-cell>
          <table:table-cell office:value-type="string" calcext:value-type="string">
            <text:p>Waypoin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.0000000000072866" calcext:value-type="float">
            <text:p>7.2866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.016284" calcext:value-type="float">
            <text:p>0.016284</text:p>
          </table:table-cell>
          <table:table-cell office:value-type="float" office:value="0.000000000016194" calcext:value-type="float">
            <text:p>1.6194E-11</text:p>
          </table:table-cell>
          <table:table-cell office:value-type="float" office:value="0.95115" calcext:value-type="float">
            <text:p>0.95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.010502" calcext:value-type="float">
            <text:p>0.010502</text:p>
          </table:table-cell>
          <table:table-cell office:value-type="float" office:value="0.018644" calcext:value-type="float">
            <text:p>0.018644</text:p>
          </table:table-cell>
          <table:table-cell office:value-type="float" office:value="0.94985" calcext:value-type="float">
            <text:p>0.949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.0083213" calcext:value-type="float">
            <text:p>0.0083213</text:p>
          </table:table-cell>
          <table:table-cell office:value-type="float" office:value="0.12152" calcext:value-type="float">
            <text:p>0.12152</text:p>
          </table:table-cell>
          <table:table-cell office:value-type="float" office:value="0.85351" calcext:value-type="float">
            <text:p>0.85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073207" calcext:value-type="float">
            <text:p>0.073207</text:p>
          </table:table-cell>
          <table:table-cell office:value-type="float" office:value="0.19752" calcext:value-type="float">
            <text:p>0.19752</text:p>
          </table:table-cell>
          <table:table-cell office:value-type="float" office:value="0.58286" calcext:value-type="float">
            <text:p>0.582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.0374" calcext:value-type="float">
            <text:p>0.0374</text:p>
          </table:table-cell>
          <table:table-cell office:value-type="float" office:value="0.8504" calcext:value-type="float">
            <text:p>0.85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.0000000000021261" calcext:value-type="float">
            <text:p>2.1261E-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obst_pot_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one_2</text:p>
          </table:table-cell>
          <table:table-cell office:value-type="string" calcext:value-type="string">
            <text:p>Drone_3</text:p>
          </table:table-cell>
          <table:table-cell office:value-type="string" calcext:value-type="string">
            <text:p>Drone_4</text:p>
          </table:table-cell>
          <table:table-cell office:value-type="string" calcext:value-type="string">
            <text:p>Obstacle</text:p>
          </table:table-cell>
          <table:table-cell office:value-type="string" calcext:value-type="string">
            <text:p>Waypoin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.0000000000072866" calcext:value-type="float">
            <text:p>7.2866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.037005" calcext:value-type="float">
            <text:p>0.037005</text:p>
          </table:table-cell>
          <table:table-cell office:value-type="float" office:value="0.000000000015135" calcext:value-type="float">
            <text:p>1.5135E-11</text:p>
          </table:table-cell>
          <table:table-cell office:value-type="float" office:value="0.88898" calcext:value-type="float">
            <text:p>0.888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.025291" calcext:value-type="float">
            <text:p>0.025291</text:p>
          </table:table-cell>
          <table:table-cell office:value-type="float" office:value="0.043105" calcext:value-type="float">
            <text:p>0.043105</text:p>
          </table:table-cell>
          <table:table-cell office:value-type="float" office:value="0.88102" calcext:value-type="float">
            <text:p>0.881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.016165" calcext:value-type="float">
            <text:p>0.016165</text:p>
          </table:table-cell>
          <table:table-cell office:value-type="float" office:value="0.22176" calcext:value-type="float">
            <text:p>0.22176</text:p>
          </table:table-cell>
          <table:table-cell office:value-type="float" office:value="0.72974" calcext:value-type="float">
            <text:p>0.729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094994" calcext:value-type="float">
            <text:p>0.094994</text:p>
          </table:table-cell>
          <table:table-cell office:value-type="float" office:value="0.28888" calcext:value-type="float">
            <text:p>0.28888</text:p>
          </table:table-cell>
          <table:table-cell office:value-type="float" office:value="0.42613" calcext:value-type="float">
            <text:p>0.426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.078803" calcext:value-type="float">
            <text:p>0.078803</text:p>
          </table:table-cell>
          <table:table-cell office:value-type="float" office:value="0.68479" calcext:value-type="float">
            <text:p>0.684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.000000000027423" calcext:value-type="float">
            <text:p>2.7423E-1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00/00/0000</text:date>, <text:time style:data-style-name="N2" text:time-value="20:01:19.976274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9:46:43.911344864</meta:creation-date>
    <dc:date>2020-11-23T20:01:43.242502504</dc:date>
    <meta:editing-duration>PT6M2S</meta:editing-duration>
    <meta:editing-cycles>4</meta:editing-cycles>
    <meta:generator>LibreOffice/5.1.6.2$Linux_X86_64 LibreOffice_project/10m0$Build-2</meta:generator>
    <meta:document-statistic meta:table-count="1" meta:cell-count="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054cm" svg:y="0.316cm" chart:style-name="ch2">
          <text:p>Dcc trend of original version (no patch)</text:p>
        </chart:title>
        <chart:legend chart:legend-position="end" svg:x="13.843cm" svg:y="3.205cm" style:legend-expansion="high" chart:style-name="ch3"/>
        <chart:plot-area chart:style-name="ch4" table:cell-range-address="Sheet1.A2:Sheet1.F9" chart:data-source-has-labels="both" svg:x="0.32cm" svg:y="1.275cm" svg:width="13.203cm" svg:height="7.545cm">
          <chartooo:coordinate-region svg:x="1.735cm" svg:y="1.474cm" svg:width="11.416cm" svg:height="6.699cm"/>
          <chart:axis chart:dimension="x" chart:name="primary-x" chart:style-name="ch5" chartooo:axis-type="auto">
            <chartooo:date-scale/>
            <chart:categories table:cell-range-address="Sheet1.A3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9" chart:label-cell-address="Sheet1.B2:Sheet1.B2" chart:class="chart:area">
            <chart:data-point chart:repeated="7"/>
          </chart:series>
          <chart:series chart:style-name="ch9" chart:values-cell-range-address="Sheet1.C3:Sheet1.C9" chart:label-cell-address="Sheet1.C2:Sheet1.C2" chart:class="chart:area">
            <chart:data-point chart:repeated="7"/>
          </chart:series>
          <chart:series chart:style-name="ch10" chart:values-cell-range-address="Sheet1.D3:Sheet1.D9" chart:label-cell-address="Sheet1.D2:Sheet1.D2" chart:class="chart:area">
            <chart:data-point chart:repeated="7"/>
          </chart:series>
          <chart:series chart:style-name="ch11" chart:values-cell-range-address="Sheet1.E3:Sheet1.E9" chart:label-cell-address="Sheet1.E2:Sheet1.E2" chart:class="chart:area">
            <chart:data-point chart:repeated="7"/>
          </chart:series>
          <chart:series chart:style-name="ch12" chart:values-cell-range-address="Sheet1.F3:Sheet1.F9" chart:label-cell-address="Sheet1.F2:Sheet1.F2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ne_2</text:p>
                <draw:g>
                  <svg:desc>Sheet1.B2:Sheet1.B2</svg:desc>
                </draw:g>
              </table:table-cell>
              <table:table-cell office:value-type="string">
                <text:p>Drone_3</text:p>
                <draw:g>
                  <svg:desc>Sheet1.C2:Sheet1.C2</svg:desc>
                </draw:g>
              </table:table-cell>
              <table:table-cell office:value-type="string">
                <text:p>Drone_4</text:p>
                <draw:g>
                  <svg:desc>Sheet1.D2:Sheet1.D2</svg:desc>
                </draw:g>
              </table:table-cell>
              <table:table-cell office:value-type="string">
                <text:p>Obstacle</text:p>
                <draw:g>
                  <svg:desc>Sheet1.E2:Sheet1.E2</svg:desc>
                </draw:g>
              </table:table-cell>
              <table:table-cell office:value-type="string">
                <text:p>Waypoin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36">
                <text:p>36</text:p>
                <draw:g>
                  <svg:desc>Sheet1.A3:Sheet1.A9</svg:desc>
                </draw:g>
              </table:table-cell>
              <table:table-cell office:value-type="float" office:value="0.0000000000072866">
                <text:p>0.0000000000072866</text:p>
                <draw:g>
                  <svg:desc>Sheet1.B3:Sheet1.B9</svg:desc>
                </draw:g>
              </table:table-cell>
              <table:table-cell office:value-type="float" office:value="0.0000000000072866">
                <text:p>0.0000000000072866</text:p>
                <draw:g>
                  <svg:desc>Sheet1.C3:Sheet1.C9</svg:desc>
                </draw:g>
              </table:table-cell>
              <table:table-cell office:value-type="float" office:value="0.0000000000072866">
                <text:p>0.0000000000072866</text:p>
                <draw:g>
                  <svg:desc>Sheet1.D3:Sheet1.D9</svg:desc>
                </draw:g>
              </table:table-cell>
              <table:table-cell office:value-type="float" office:value="0.0000000000072866">
                <text:p>0.0000000000072866</text:p>
                <draw:g>
                  <svg:desc>Sheet1.E3:Sheet1.E9</svg:desc>
                </draw:g>
              </table:table-cell>
              <table:table-cell office:value-type="float" office:value="1">
                <text:p>1</text:p>
                <draw:g>
                  <svg:desc>Sheet1.F3:Sheet1.F9</svg:desc>
                </draw:g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6284">
                <text:p>0.016284</text:p>
              </table:table-cell>
              <table:table-cell office:value-type="float" office:value="0.016284">
                <text:p>0.016284</text:p>
              </table:table-cell>
              <table:table-cell office:value-type="float" office:value="0.016284">
                <text:p>0.016284</text:p>
              </table:table-cell>
              <table:table-cell office:value-type="float" office:value="0.000000000016194">
                <text:p>0.000000000016194</text:p>
              </table:table-cell>
              <table:table-cell office:value-type="float" office:value="0.95115">
                <text:p>0.951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0502">
                <text:p>0.010502</text:p>
              </table:table-cell>
              <table:table-cell office:value-type="float" office:value="0.010502">
                <text:p>0.010502</text:p>
              </table:table-cell>
              <table:table-cell office:value-type="float" office:value="0.010502">
                <text:p>0.010502</text:p>
              </table:table-cell>
              <table:table-cell office:value-type="float" office:value="0.018644">
                <text:p>0.018644</text:p>
              </table:table-cell>
              <table:table-cell office:value-type="float" office:value="0.94985">
                <text:p>0.949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83213">
                <text:p>0.0083213</text:p>
              </table:table-cell>
              <table:table-cell office:value-type="float" office:value="0.0083213">
                <text:p>0.0083213</text:p>
              </table:table-cell>
              <table:table-cell office:value-type="float" office:value="0.0083213">
                <text:p>0.0083213</text:p>
              </table:table-cell>
              <table:table-cell office:value-type="float" office:value="0.12152">
                <text:p>0.12152</text:p>
              </table:table-cell>
              <table:table-cell office:value-type="float" office:value="0.85351">
                <text:p>0.853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3207">
                <text:p>0.073207</text:p>
              </table:table-cell>
              <table:table-cell office:value-type="float" office:value="0.073207">
                <text:p>0.073207</text:p>
              </table:table-cell>
              <table:table-cell office:value-type="float" office:value="0.073207">
                <text:p>0.073207</text:p>
              </table:table-cell>
              <table:table-cell office:value-type="float" office:value="0.19752">
                <text:p>0.19752</text:p>
              </table:table-cell>
              <table:table-cell office:value-type="float" office:value="0.58286">
                <text:p>0.582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374">
                <text:p>0.0374</text:p>
              </table:table-cell>
              <table:table-cell office:value-type="float" office:value="0.0374">
                <text:p>0.0374</text:p>
              </table:table-cell>
              <table:table-cell office:value-type="float" office:value="0.0374">
                <text:p>0.0374</text:p>
              </table:table-cell>
              <table:table-cell office:value-type="float" office:value="0.0374">
                <text:p>0.0374</text:p>
              </table:table-cell>
              <table:table-cell office:value-type="float" office:value="0.8504">
                <text:p>0.85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075cm" svg:y="0.316cm" chart:style-name="ch2">
          <text:p>Dcc trend of patched version (d_pot_out_c x 2.0)</text:p>
        </chart:title>
        <chart:legend chart:legend-position="end" svg:x="13.843cm" svg:y="3.205cm" style:legend-expansion="high" chart:style-name="ch3"/>
        <chart:plot-area chart:style-name="ch4" table:cell-range-address="Sheet1.A15:Sheet1.F22" chart:data-source-has-labels="both" svg:x="0.32cm" svg:y="1.275cm" svg:width="13.203cm" svg:height="7.545cm">
          <chartooo:coordinate-region svg:x="1.735cm" svg:y="1.474cm" svg:width="11.416cm" svg:height="6.699cm"/>
          <chart:axis chart:dimension="x" chart:name="primary-x" chart:style-name="ch5" chartooo:axis-type="auto">
            <chartooo:date-scale/>
            <chart:categories table:cell-range-address="Sheet1.A16:Sheet1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:Sheet1.B22" chart:label-cell-address="Sheet1.B15:Sheet1.B15" chart:class="chart:area">
            <chart:data-point chart:repeated="7"/>
          </chart:series>
          <chart:series chart:style-name="ch9" chart:values-cell-range-address="Sheet1.C16:Sheet1.C22" chart:label-cell-address="Sheet1.C15:Sheet1.C15" chart:class="chart:area">
            <chart:data-point chart:repeated="7"/>
          </chart:series>
          <chart:series chart:style-name="ch10" chart:values-cell-range-address="Sheet1.D16:Sheet1.D22" chart:label-cell-address="Sheet1.D15:Sheet1.D15" chart:class="chart:area">
            <chart:data-point chart:repeated="7"/>
          </chart:series>
          <chart:series chart:style-name="ch11" chart:values-cell-range-address="Sheet1.E16:Sheet1.E22" chart:label-cell-address="Sheet1.E15:Sheet1.E15" chart:class="chart:area">
            <chart:data-point chart:repeated="7"/>
          </chart:series>
          <chart:series chart:style-name="ch12" chart:values-cell-range-address="Sheet1.F16:Sheet1.F22" chart:label-cell-address="Sheet1.F15:Sheet1.F15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ne_2</text:p>
                <draw:g>
                  <svg:desc>Sheet1.B15:Sheet1.B15</svg:desc>
                </draw:g>
              </table:table-cell>
              <table:table-cell office:value-type="string">
                <text:p>Drone_3</text:p>
                <draw:g>
                  <svg:desc>Sheet1.C15:Sheet1.C15</svg:desc>
                </draw:g>
              </table:table-cell>
              <table:table-cell office:value-type="string">
                <text:p>Drone_4</text:p>
                <draw:g>
                  <svg:desc>Sheet1.D15:Sheet1.D15</svg:desc>
                </draw:g>
              </table:table-cell>
              <table:table-cell office:value-type="string">
                <text:p>Obstacle</text:p>
                <draw:g>
                  <svg:desc>Sheet1.E15:Sheet1.E15</svg:desc>
                </draw:g>
              </table:table-cell>
              <table:table-cell office:value-type="string">
                <text:p>Waypoint</text:p>
                <draw:g>
                  <svg:desc>Sheet1.F15:Sheet1.F15</svg:desc>
                </draw:g>
              </table:table-cell>
            </table:table-row>
          </table:table-header-rows>
          <table:table-rows>
            <table:table-row>
              <table:table-cell office:value-type="float" office:value="36">
                <text:p>36</text:p>
                <draw:g>
                  <svg:desc>Sheet1.A16:Sheet1.A22</svg:desc>
                </draw:g>
              </table:table-cell>
              <table:table-cell office:value-type="float" office:value="0.0000000000072866">
                <text:p>0.0000000000072866</text:p>
                <draw:g>
                  <svg:desc>Sheet1.B16:Sheet1.B22</svg:desc>
                </draw:g>
              </table:table-cell>
              <table:table-cell office:value-type="float" office:value="0.0000000000072866">
                <text:p>0.0000000000072866</text:p>
                <draw:g>
                  <svg:desc>Sheet1.C16:Sheet1.C22</svg:desc>
                </draw:g>
              </table:table-cell>
              <table:table-cell office:value-type="float" office:value="0.0000000000072866">
                <text:p>0.0000000000072866</text:p>
                <draw:g>
                  <svg:desc>Sheet1.D16:Sheet1.D22</svg:desc>
                </draw:g>
              </table:table-cell>
              <table:table-cell office:value-type="float" office:value="0.0000000000072866">
                <text:p>0.0000000000072866</text:p>
                <draw:g>
                  <svg:desc>Sheet1.E16:Sheet1.E22</svg:desc>
                </draw:g>
              </table:table-cell>
              <table:table-cell office:value-type="float" office:value="1">
                <text:p>1</text:p>
                <draw:g>
                  <svg:desc>Sheet1.F16:Sheet1.F22</svg:desc>
                </draw:g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6284">
                <text:p>0.016284</text:p>
              </table:table-cell>
              <table:table-cell office:value-type="float" office:value="0.016284">
                <text:p>0.016284</text:p>
              </table:table-cell>
              <table:table-cell office:value-type="float" office:value="0.016284">
                <text:p>0.016284</text:p>
              </table:table-cell>
              <table:table-cell office:value-type="float" office:value="0.000000000016194">
                <text:p>0.000000000016194</text:p>
              </table:table-cell>
              <table:table-cell office:value-type="float" office:value="0.95115">
                <text:p>0.951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0502">
                <text:p>0.010502</text:p>
              </table:table-cell>
              <table:table-cell office:value-type="float" office:value="0.010502">
                <text:p>0.010502</text:p>
              </table:table-cell>
              <table:table-cell office:value-type="float" office:value="0.010502">
                <text:p>0.010502</text:p>
              </table:table-cell>
              <table:table-cell office:value-type="float" office:value="0.018644">
                <text:p>0.018644</text:p>
              </table:table-cell>
              <table:table-cell office:value-type="float" office:value="0.94985">
                <text:p>0.949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83213">
                <text:p>0.0083213</text:p>
              </table:table-cell>
              <table:table-cell office:value-type="float" office:value="0.0083213">
                <text:p>0.0083213</text:p>
              </table:table-cell>
              <table:table-cell office:value-type="float" office:value="0.0083213">
                <text:p>0.0083213</text:p>
              </table:table-cell>
              <table:table-cell office:value-type="float" office:value="0.12152">
                <text:p>0.12152</text:p>
              </table:table-cell>
              <table:table-cell office:value-type="float" office:value="0.85351">
                <text:p>0.853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3207">
                <text:p>0.073207</text:p>
              </table:table-cell>
              <table:table-cell office:value-type="float" office:value="0.073207">
                <text:p>0.073207</text:p>
              </table:table-cell>
              <table:table-cell office:value-type="float" office:value="0.073207">
                <text:p>0.073207</text:p>
              </table:table-cell>
              <table:table-cell office:value-type="float" office:value="0.19752">
                <text:p>0.19752</text:p>
              </table:table-cell>
              <table:table-cell office:value-type="float" office:value="0.58286">
                <text:p>0.582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374">
                <text:p>0.0374</text:p>
              </table:table-cell>
              <table:table-cell office:value-type="float" office:value="0.0374">
                <text:p>0.0374</text:p>
              </table:table-cell>
              <table:table-cell office:value-type="float" office:value="0.0374">
                <text:p>0.0374</text:p>
              </table:table-cell>
              <table:table-cell office:value-type="float" office:value="0.0374">
                <text:p>0.0374</text:p>
              </table:table-cell>
              <table:table-cell office:value-type="float" office:value="0.8504">
                <text:p>0.85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0.0000000000021261">
                <text:p>0.000000000002126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194cm" svg:y="0.316cm" chart:style-name="ch2">
          <text:p>Dcc trend of patched version (obst_pot_c x 2.0)</text:p>
        </chart:title>
        <chart:legend chart:legend-position="end" svg:x="13.843cm" svg:y="3.205cm" style:legend-expansion="high" chart:style-name="ch3"/>
        <chart:plot-area chart:style-name="ch4" table:cell-range-address="Sheet1.A28:Sheet1.F35" chart:data-source-has-labels="both" svg:x="0.32cm" svg:y="1.275cm" svg:width="13.203cm" svg:height="7.545cm">
          <chartooo:coordinate-region svg:x="1.735cm" svg:y="1.474cm" svg:width="11.416cm" svg:height="6.699cm"/>
          <chart:axis chart:dimension="x" chart:name="primary-x" chart:style-name="ch5" chartooo:axis-type="auto">
            <chartooo:date-scale/>
            <chart:categories table:cell-range-address="Sheet1.A29:Sheet1.A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9:Sheet1.B35" chart:label-cell-address="Sheet1.B28:Sheet1.B28" chart:class="chart:area">
            <chart:data-point chart:repeated="7"/>
          </chart:series>
          <chart:series chart:style-name="ch9" chart:values-cell-range-address="Sheet1.C29:Sheet1.C35" chart:label-cell-address="Sheet1.C28:Sheet1.C28" chart:class="chart:area">
            <chart:data-point chart:repeated="7"/>
          </chart:series>
          <chart:series chart:style-name="ch10" chart:values-cell-range-address="Sheet1.D29:Sheet1.D35" chart:label-cell-address="Sheet1.D28:Sheet1.D28" chart:class="chart:area">
            <chart:data-point chart:repeated="7"/>
          </chart:series>
          <chart:series chart:style-name="ch11" chart:values-cell-range-address="Sheet1.E29:Sheet1.E35" chart:label-cell-address="Sheet1.E28:Sheet1.E28" chart:class="chart:area">
            <chart:data-point chart:repeated="7"/>
          </chart:series>
          <chart:series chart:style-name="ch12" chart:values-cell-range-address="Sheet1.F29:Sheet1.F35" chart:label-cell-address="Sheet1.F28:Sheet1.F28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ne_2</text:p>
                <draw:g>
                  <svg:desc>Sheet1.B28:Sheet1.B28</svg:desc>
                </draw:g>
              </table:table-cell>
              <table:table-cell office:value-type="string">
                <text:p>Drone_3</text:p>
                <draw:g>
                  <svg:desc>Sheet1.C28:Sheet1.C28</svg:desc>
                </draw:g>
              </table:table-cell>
              <table:table-cell office:value-type="string">
                <text:p>Drone_4</text:p>
                <draw:g>
                  <svg:desc>Sheet1.D28:Sheet1.D28</svg:desc>
                </draw:g>
              </table:table-cell>
              <table:table-cell office:value-type="string">
                <text:p>Obstacle</text:p>
                <draw:g>
                  <svg:desc>Sheet1.E28:Sheet1.E28</svg:desc>
                </draw:g>
              </table:table-cell>
              <table:table-cell office:value-type="string">
                <text:p>Waypoint</text:p>
                <draw:g>
                  <svg:desc>Sheet1.F28:Sheet1.F28</svg:desc>
                </draw:g>
              </table:table-cell>
            </table:table-row>
          </table:table-header-rows>
          <table:table-rows>
            <table:table-row>
              <table:table-cell office:value-type="float" office:value="36">
                <text:p>36</text:p>
                <draw:g>
                  <svg:desc>Sheet1.A29:Sheet1.A35</svg:desc>
                </draw:g>
              </table:table-cell>
              <table:table-cell office:value-type="float" office:value="0.0000000000072866">
                <text:p>0.0000000000072866</text:p>
                <draw:g>
                  <svg:desc>Sheet1.B29:Sheet1.B35</svg:desc>
                </draw:g>
              </table:table-cell>
              <table:table-cell office:value-type="float" office:value="0.0000000000072866">
                <text:p>0.0000000000072866</text:p>
                <draw:g>
                  <svg:desc>Sheet1.C29:Sheet1.C35</svg:desc>
                </draw:g>
              </table:table-cell>
              <table:table-cell office:value-type="float" office:value="0.0000000000072866">
                <text:p>0.0000000000072866</text:p>
                <draw:g>
                  <svg:desc>Sheet1.D29:Sheet1.D35</svg:desc>
                </draw:g>
              </table:table-cell>
              <table:table-cell office:value-type="float" office:value="0.0000000000072866">
                <text:p>0.0000000000072866</text:p>
                <draw:g>
                  <svg:desc>Sheet1.E29:Sheet1.E35</svg:desc>
                </draw:g>
              </table:table-cell>
              <table:table-cell office:value-type="float" office:value="1">
                <text:p>1</text:p>
                <draw:g>
                  <svg:desc>Sheet1.F29:Sheet1.F35</svg:desc>
                </draw:g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7005">
                <text:p>0.037005</text:p>
              </table:table-cell>
              <table:table-cell office:value-type="float" office:value="0.037005">
                <text:p>0.037005</text:p>
              </table:table-cell>
              <table:table-cell office:value-type="float" office:value="0.037005">
                <text:p>0.037005</text:p>
              </table:table-cell>
              <table:table-cell office:value-type="float" office:value="0.000000000015135">
                <text:p>0.000000000015135</text:p>
              </table:table-cell>
              <table:table-cell office:value-type="float" office:value="0.88898">
                <text:p>0.888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25291">
                <text:p>0.025291</text:p>
              </table:table-cell>
              <table:table-cell office:value-type="float" office:value="0.025291">
                <text:p>0.025291</text:p>
              </table:table-cell>
              <table:table-cell office:value-type="float" office:value="0.025291">
                <text:p>0.025291</text:p>
              </table:table-cell>
              <table:table-cell office:value-type="float" office:value="0.043105">
                <text:p>0.043105</text:p>
              </table:table-cell>
              <table:table-cell office:value-type="float" office:value="0.88102">
                <text:p>0.881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6165">
                <text:p>0.016165</text:p>
              </table:table-cell>
              <table:table-cell office:value-type="float" office:value="0.016165">
                <text:p>0.016165</text:p>
              </table:table-cell>
              <table:table-cell office:value-type="float" office:value="0.016165">
                <text:p>0.016165</text:p>
              </table:table-cell>
              <table:table-cell office:value-type="float" office:value="0.22176">
                <text:p>0.22176</text:p>
              </table:table-cell>
              <table:table-cell office:value-type="float" office:value="0.72974">
                <text:p>0.729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4994">
                <text:p>0.094994</text:p>
              </table:table-cell>
              <table:table-cell office:value-type="float" office:value="0.094994">
                <text:p>0.094994</text:p>
              </table:table-cell>
              <table:table-cell office:value-type="float" office:value="0.094994">
                <text:p>0.094994</text:p>
              </table:table-cell>
              <table:table-cell office:value-type="float" office:value="0.28888">
                <text:p>0.28888</text:p>
              </table:table-cell>
              <table:table-cell office:value-type="float" office:value="0.42613">
                <text:p>0.426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78803">
                <text:p>0.078803</text:p>
              </table:table-cell>
              <table:table-cell office:value-type="float" office:value="0.078803">
                <text:p>0.078803</text:p>
              </table:table-cell>
              <table:table-cell office:value-type="float" office:value="0.078803">
                <text:p>0.078803</text:p>
              </table:table-cell>
              <table:table-cell office:value-type="float" office:value="0.078803">
                <text:p>0.078803</text:p>
              </table:table-cell>
              <table:table-cell office:value-type="float" office:value="0.68479">
                <text:p>0.684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00027423">
                <text:p>0.000000000027423</text:p>
              </table:table-cell>
              <table:table-cell office:value-type="float" office:value="0.000000000027423">
                <text:p>0.000000000027423</text:p>
              </table:table-cell>
              <table:table-cell office:value-type="float" office:value="0.000000000027423">
                <text:p>0.000000000027423</text:p>
              </table:table-cell>
              <table:table-cell office:value-type="float" office:value="0.000000000027423">
                <text:p>0.0000000000274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